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7722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2569in"/>
    </style:style>
    <style:style style:name="Table1.B" style:family="table-column">
      <style:table-column-properties style:column-width="2.25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 fo:break-before="auto" fo:break-after="auto"/>
    </style:style>
    <style:style style:name="P5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6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reak-before="auto" fo:break-after="auto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22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break-before="auto" fo:break-after="auto"/>
    </style:style>
    <style:style style:name="P24" style:family="paragraph" style:parent-style-name="Standard">
      <style:paragraph-properties fo:margin-top="0.1665in" fo:margin-bottom="0.1665in" loext:contextual-spacing="false" fo:line-height="100%" fo:text-align="start" style:justify-single-word="false" fo:break-before="auto" fo:break-after="auto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>
      <style:paragraph-properties fo:margin-top="0in" fo:margin-bottom="0in" loext:contextual-spacing="false" fo:line-height="100%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8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30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31" style:family="paragraph" style:parent-style-name="Heading_20_1">
      <style:paragraph-properties fo:margin-left="0.3in" fo:margin-right="0in" fo:text-indent="0in" style:auto-text-indent="false" fo:break-before="auto" fo:break-after="auto"/>
    </style:style>
    <style:style style:name="P32" style:family="paragraph" style:parent-style-name="Heading_20_1" style:list-style-name="WWNum2">
      <style:paragraph-properties fo:break-before="auto" fo:break-after="auto"/>
    </style:style>
    <style:style style:name="P33" style:family="paragraph" style:parent-style-name="Heading_20_2" style:list-style-name="WWNum2">
      <style:paragraph-properties fo:break-before="auto" fo:break-after="auto"/>
    </style:style>
    <style:style style:name="P3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1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6" style:family="text">
      <style:text-properties fo:font-variant="normal" fo:text-transform="none" fo:font-size="12pt" style:font-size-asian="12pt" style:font-size-complex="12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fo:font-size="14pt" style:font-size-asian="14pt" style:font-size-complex="14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Introducción a Learning Analytics con ejemplos prácticos</text:span><text:span text:style-name="T3"><text:line-break/></text:span><text:span text:style-name="T4">UD 03. Actividades entregable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Septiembre 2022</text:span></text:p>
      <text:p text:style-name="P6"/>
      <text:p text:style-name="P5"><text:span text:style-name="T7">Licencia</text:span></text:p>
      <text:p text:style-name="P8"/>
      <text:p text:style-name="P7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11">Nomenclatura</text:span></text:p>
      <text:p text:style-name="P10"><text:span text:style-name="T12">A lo largo de este tema se utilizarán distintos símbolos para distinguir elementos importantes dentro del contenido. Estos símbolos son:</text:span></text:p>
      <text:p text:style-name="P11"/>
      <text:p text:style-name="P12"><text:span text:style-name="T17">📖 </text:span><text:span text:style-name="T13">Importante</text:span></text:p>
      <text:p text:style-name="P13"/>
      <text:p text:style-name="P12"><text:span text:style-name="T18">❕</text:span><text:span text:style-name="T14"> </text:span><text:span text:style-name="T13">Atención</text:span></text:p>
      <text:p text:style-name="P13"/>
      <text:p text:style-name="P12"><text:span text:style-name="T15">💬</text:span><text:span text:style-name="T13"> Interesante</text:span></text:p>
      <text:p text:style-name="P31"/>
      <text:p text:style-name="P14"><text:span text:style-name="T19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oft-page-break/><text:a xlink:type="simple" xlink:href="#_ge43nvu7ywtj" text:style-name="Index_20_Link" text:visited-style-name="Index_20_Link"><text:span text:style-name="T10">Introducción</text:span></text:a><text:span text:style-name="T10"><text:tab/>3</text:span></text:p>
          <text:p text:style-name="P19"><text:a xlink:type="simple" xlink:href="#_gl9ahjtrfkw" text:style-name="Index_20_Link" text:visited-style-name="Index_20_Link"><text:span text:style-name="T10">1. Actividad entregable 1</text:span></text:a><text:span text:style-name="T10"><text:tab/>3</text:span></text:p>
          <text:p text:style-name="P22"><text:a xlink:type="simple" xlink:href="#_gl9ahjtrfkw" text:style-name="Index_20_Link" text:visited-style-name="Index_20_Link"><text:span text:style-name="T10">1.1. </text:span></text:a><text:a xlink:type="simple" xlink:href="#_3b0iftts1ukx" text:style-name="Index_20_Link" text:visited-style-name="Index_20_Link"><text:span text:style-name="T10">¿Qué debo entregar para aprobar la actividad 1?</text:span></text:a><text:span text:style-name="T10"><text:tab/>3</text:span></text:p>
          <text:p text:style-name="P19"><text:span text:style-name="T10">2</text:span><text:a xlink:type="simple" xlink:href="#_gl9ahjtrfkw" text:style-name="Index_20_Link" text:visited-style-name="Index_20_Link"><text:span text:style-name="T10">. </text:span></text:a><text:a xlink:type="simple" xlink:href="#_n08ygh4dcjc0" text:style-name="Index_20_Link" text:visited-style-name="Index_20_Link"><text:span text:style-name="T10">Actividad entregable 2</text:span></text:a><text:span text:style-name="T10"><text:tab/>3</text:span></text:p>
          <text:p text:style-name="P22"><text:span text:style-name="T10">2.</text:span><text:a xlink:type="simple" xlink:href="#_gl9ahjtrfkw" text:style-name="Index_20_Link" text:visited-style-name="Index_20_Link"><text:span text:style-name="T10">1. </text:span></text:a><text:a xlink:type="simple" xlink:href="#_jdfsvxjd38fo" text:style-name="Index_20_Link" text:visited-style-name="Index_20_Link"><text:span text:style-name="T10">¿Qué debo entregar para aprobar la actividad 2?</text:span></text:a><text:span text:style-name="T10"><text:tab/>3</text:span></text:p>
          <text:p text:style-name="P19"><text:span text:style-name="T10">3</text:span><text:a xlink:type="simple" xlink:href="#_gl9ahjtrfkw" text:style-name="Index_20_Link" text:visited-style-name="Index_20_Link"><text:span text:style-name="T10">. </text:span></text:a><text:a xlink:type="simple" xlink:href="#_xnvj7j5144hl" text:style-name="Index_20_Link" text:visited-style-name="Index_20_Link"><text:span text:style-name="T10">Actividad entregable 3</text:span></text:a><text:span text:style-name="T10"><text:tab/>4</text:span></text:p>
          <text:p text:style-name="P22"><text:span text:style-name="T10">3.</text:span><text:a xlink:type="simple" xlink:href="#_gl9ahjtrfkw" text:style-name="Index_20_Link" text:visited-style-name="Index_20_Link"><text:span text:style-name="T10">1. </text:span></text:a><text:a xlink:type="simple" xlink:href="#_b8sz6xrst1od" text:style-name="Index_20_Link" text:visited-style-name="Index_20_Link"><text:span text:style-name="T10">¿Qué debo entregar para aprobar la actividad 3?</text:span></text:a><text:span text:style-name="T10"><text:tab/>4</text:span></text:p>
          <text:p text:style-name="P19"><text:span text:style-name="T10">4</text:span><text:a xlink:type="simple" xlink:href="#_gl9ahjtrfkw" text:style-name="Index_20_Link" text:visited-style-name="Index_20_Link"><text:span text:style-name="T10">. </text:span></text:a><text:a xlink:type="simple" xlink:href="#_5to75310kge9" text:style-name="Index_20_Link" text:visited-style-name="Index_20_Link"><text:span text:style-name="T10">Actividad 4 NO entregable (voluntaria)</text:span></text:a><text:span text:style-name="T10"><text:tab/>4</text:span></text:p>
          <text:p text:style-name="P20"><text:span text:style-name="T10">5</text:span><text:a xlink:type="simple" xlink:href="#_gl9ahjtrfkw" text:style-name="Index_20_Link" text:visited-style-name="Index_20_Link"><text:span text:style-name="T10">. </text:span></text:a><text:a xlink:type="simple" xlink:href="#_rmyq40h4cqql" text:style-name="Index_20_Link" text:visited-style-name="Index_20_Link"><text:span text:style-name="T10">Actividad 5 NO entregable (voluntaria)</text:span></text:a><text:span text:style-name="T10"><text:tab/>4</text:span></text:p>
        </text:index-body>
      </text:table-of-content>
      <text:p text:style-name="P17"><text:span text:style-name="T20">UD0</text:span><text:span text:style-name="T21">3</text:span><text:span text:style-name="T22">. </text:span><text:span text:style-name="T21">Actividades entregables</text:span></text:p>
      <text:list xml:id="list704544932" text:style-name="WWNum2">
        <text:list-item>
          <text:p text:style-name="P32"><text:bookmark text:name="_ge43nvu7ywtj"/>Introducción</text:p>
        </text:list-item>
      </text:list>
      <text:p text:style-name="P21">En esta unidad vamos a proponer varias actividades entregables y algunas voluntarias.</text:p>
      <text:list xml:id="list22046587047367" text:continue-numbering="true" text:style-name="WWNum2">
        <text:list-item>
          <text:p text:style-name="P32"><text:bookmark text:name="_gl9ahjtrfkw"/>Actividad entregable 1</text:p>
        </text:list-item>
      </text:list>
      <text:p text:style-name="P24">En el caso de estudio de esta unidad, hemos visto que hay 7 alumnos con faltas.</text:p>
      <text:p text:style-name="P23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27"><text:span text:style-name="T26">Alumno</text:span></text:p>
          </table:table-cell>
          <table:table-cell table:style-name="Table1.A1" office:value-type="string">
            <text:p text:style-name="P27"><text:span text:style-name="T26">Faltas (Sesiones)</text:span></text:p>
          </table:table-cell>
          <table:table-cell table:style-name="Table1.A1" office:value-type="string">
            <text:p text:style-name="P27"><text:span text:style-name="T26">Porcentaje total</text:span></text:p>
          </table:table-cell>
        </table:table-row>
        <table:table-row table:style-name="Table1.1">
          <table:table-cell table:style-name="Table1.A1" office:value-type="string">
            <text:p text:style-name="P26">ALUMNO03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1%</text:p>
          </table:table-cell>
        </table:table-row>
        <table:table-row table:style-name="Table1.1">
          <table:table-cell table:style-name="Table1.A1" office:value-type="string">
            <text:p text:style-name="P26">ALUMNO05</text:p>
          </table:table-cell>
          <table:table-cell table:style-name="Table1.A1" office:value-type="string">
            <text:p text:style-name="P26">42</text:p>
          </table:table-cell>
          <table:table-cell table:style-name="Table1.A1" office:value-type="string">
            <text:p text:style-name="P26">38%</text:p>
          </table:table-cell>
        </table:table-row>
        <table:table-row table:style-name="Table1.1">
          <table:table-cell table:style-name="Table1.A1" office:value-type="string">
            <text:p text:style-name="P26">ALUMNO06</text:p>
          </table:table-cell>
          <table:table-cell table:style-name="Table1.A1" office:value-type="string">
            <text:p text:style-name="P26">49</text:p>
          </table:table-cell>
          <table:table-cell table:style-name="Table1.A1" office:value-type="string">
            <text:p text:style-name="P26">45%</text:p>
          </table:table-cell>
        </table:table-row>
        <table:table-row table:style-name="Table1.1">
          <table:table-cell table:style-name="Table1.A1" office:value-type="string">
            <text:p text:style-name="P26">ALUMNO07</text:p>
          </table:table-cell>
          <table:table-cell table:style-name="Table1.A1" office:value-type="string">
            <text:p text:style-name="P26">10</text:p>
          </table:table-cell>
          <table:table-cell table:style-name="Table1.A1" office:value-type="string">
            <text:p text:style-name="P26">9%</text:p>
          </table:table-cell>
        </table:table-row>
        <table:table-row table:style-name="Table1.1">
          <table:table-cell table:style-name="Table1.A1" office:value-type="string">
            <text:p text:style-name="P26">ALUMNO14</text:p>
          </table:table-cell>
          <table:table-cell table:style-name="Table1.A1" office:value-type="string">
            <text:p text:style-name="P26">14</text:p>
          </table:table-cell>
          <table:table-cell table:style-name="Table1.A1" office:value-type="string">
            <text:p text:style-name="P26">12%</text:p>
          </table:table-cell>
        </table:table-row>
        <table:table-row table:style-name="Table1.1">
          <table:table-cell table:style-name="Table1.A1" office:value-type="string">
            <text:p text:style-name="P26">ALUMNO16</text:p>
          </table:table-cell>
          <table:table-cell table:style-name="Table1.A1" office:value-type="string">
            <text:p text:style-name="P26">23</text:p>
          </table:table-cell>
          <table:table-cell table:style-name="Table1.A1" office:value-type="string">
            <text:p text:style-name="P26">21%</text:p>
          </table:table-cell>
        </table:table-row>
        <table:table-row table:style-name="Table1.1">
          <table:table-cell table:style-name="Table1.A1" office:value-type="string">
            <text:p text:style-name="P26">ALUMNO17</text:p>
          </table:table-cell>
          <table:table-cell table:style-name="Table1.A1" office:value-type="string">
            <text:p text:style-name="P26">5</text:p>
          </table:table-cell>
          <table:table-cell table:style-name="Table1.A1" office:value-type="string">
            <text:p text:style-name="P26">4%</text:p>
          </table:table-cell>
        </table:table-row>
      </table:table>
      <text:p text:style-name="P23"/>
      <text:p text:style-name="P23">Teniendo en cuenta que se han impartido 6 sesiones diarias durante 18 días (108 sesiones). ¿Cuáles de estos alumnos crees que merecerían una especial atención en tema de absentismo/abandono? Justifica tu respuesta.</text:p>
      <text:list xml:id="list22048231896985" text:continue-numbering="true" text:style-name="WWNum2">
        <text:list-item>
          <text:list>
            <text:list-item>
              <text:p text:style-name="P33"><text:bookmark text:name="_3b0iftts1ukx"/>¿Qué debo entregar para aprobar la actividad 1?</text:p>
            </text:list-item>
          </text:list>
        </text:list-item>
      </text:list>
      <text:p text:style-name="P23">Texto de un párrafo donde se responde a la pregunta.</text:p>
      <text:list xml:id="list22046875655740" text:continue-numbering="true" text:style-name="WWNum2">
        <text:list-item>
          <text:p text:style-name="P32"><text:bookmark text:name="_n08ygh4dcjc0"/>Actividad entregable 2</text:p>
        </text:list-item>
      </text:list>
      <text:p text:style-name="P23">Supongamos hipotéticamente (no se corresponde con los datos reales), que el ALUMNO14, al ser estudiada sus faltas de asistencia por franjas, detectamos que 8 faltas son a las 8:00, 2 faltas son a las 8:55 y 4 faltas a las 13:05.</text:p>
      <text:p text:style-name="P23">¿Podemos pensar que hay alguna anomalía destacada? ¿Propondrías alguna actuación?</text:p>
      <text:list xml:id="list22047217871780" text:continue-numbering="true" text:style-name="WWNum2">
        <text:list-item>
          <text:list>
            <text:list-item>
              <text:p text:style-name="P33"><text:bookmark text:name="_jdfsvxjd38fo"/>¿Qué debo entregar para aprobar la actividad 2?</text:p>
            </text:list-item>
          </text:list>
        </text:list-item>
      </text:list>
      <text:p text:style-name="P23">Texto de un párrafo donde se responde a la pregunta.</text:p>
      <text:list xml:id="list22047077646485" text:continue-numbering="true" text:style-name="WWNum2">
        <text:list-item>
          <text:p text:style-name="P32"><text:bookmark text:name="_xnvj7j5144hl"/>Actividad entregable 3</text:p>
        </text:list-item>
      </text:list>
      <text:p text:style-name="P23">En el caso de estudio, hemos detectado que hay un mayor número de faltas en las horas de antes del patio respecto a aquellas después del patio, siendo en algunos casos la diferencia de casi el doble. Planteamos 3 hipótesis que pueden ser complementarias entre sí:</text:p>
      <text:list xml:id="list910947807" text:style-name="WWNum1">
        <text:list-item>
          <text:p text:style-name="P28">Los alumnos faltan más antes del patio.</text:p>
        </text:list-item>
        <text:list-item>
          <text:p text:style-name="P29"><text:soft-page-break/>Algunos profesores de antes del patio están anotando más faltas de las reales.</text:p>
        </text:list-item>
        <text:list-item>
          <text:p text:style-name="P30">Algunos profesores después del patio no están anotando faltas reales.</text:p>
        </text:list-item>
      </text:list>
      <text:p text:style-name="P23"/>
      <text:p text:style-name="P23">¿Cuál es tu opinión? ¿Qué hipótesis crees que deben ser investigadas por el equipo docente?</text:p>
      <text:p text:style-name="P23"/>
      <text:list xml:id="list22046817093229" text:continue-list="list22047077646485" text:style-name="WWNum2">
        <text:list-item>
          <text:list>
            <text:list-item>
              <text:p text:style-name="P33"><text:bookmark text:name="_b8sz6xrst1od"/>¿Qué debo entregar para aprobar la actividad 3?</text:p>
            </text:list-item>
          </text:list>
        </text:list-item>
      </text:list>
      <text:p text:style-name="P23">Texto de un párrafo donde se explica tu opinión e indicar cuáles hipótesis crees que deberían ser investigadas a raíz de estos datos.</text:p>
      <text:list xml:id="list22048139381199" text:continue-numbering="true" text:style-name="WWNum2">
        <text:list-item>
          <text:p text:style-name="P32"><text:bookmark text:name="_5to75310kge9"/>Actividad 4 NO entregable (voluntaria)</text:p>
        </text:list-item>
      </text:list>
      <text:p text:style-name="P23"><text:span text:style-name="T28">Esta actividad no debe entregarse ni es necesaria para aprobar el curso.</text:span></text:p>
      <text:p text:style-name="P23">Reproduce los pasos para extraer información con los programas en Python “extractorINF_ALUMO.py” e “extractorINF_TUTORIA.py”, así como el software de análisis KNIME. Comenta cualquier duda que tenga en este paso y cualquier ampliación que harías (ejemplo, obtener las franjas en las cuales ha faltado un alumno concreto).</text:p>
      <text:p text:style-name="P21"/>
      <text:list xml:id="list22046483711464" text:continue-numbering="true" text:style-name="WWNum2">
        <text:list-item>
          <text:p text:style-name="P32"><text:bookmark text:name="_rmyq40h4cqql"/>Actividad 5 NO entregable (voluntaria)</text:p>
        </text:list-item>
      </text:list>
      <text:p text:style-name="P23"><text:span text:style-name="T28">Esta actividad no debe entregarse ni es necesaria para aprobar el curso.</text:span></text:p>
      <text:p text:style-name="P23">Plantea en los foros algún caso, situación (pasada o actual), etc. qué te gustaría compartir con <text:s/>el ponente y tus compañeros de curso, para que podamos debatir su análisis.</text:p>
      <text:p text:style-name="P23"/>
      <text:p text:style-name="P23">No tengas miedo de plantear cualquier caso, seguro que puede servirnos de debate para enriquecernos. Eso sí, si incluyes algún tipo de datos, recuerda respetar la privacidad :)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3</text:span><text:span text:style-name="MT2">. </text:span><text:span text:style-name="MT1">Actividades entregables</text:span></text:p>
      </style:header>
      <style:footer>
        <text:p text:style-name="MP2"><text:span text:style-name="MT1">Curso Introducción a Learning Analytics<text:tab/> <text:tab/>UD03 - Página</text:span><text:span text:style-name="MT2"> </text:span><text:page-number text:select-page="current">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4" meta:paragraph-count="75" meta:word-count="624" meta:character-count="3822" meta:non-whitespace-character-count="3272"/>
    <meta:generator>LibreOfficeDev/6.0.5.2$Linux_X86_64 LibreOffice_project/</meta:generator>
  </office:meta>
</office:document-meta>
</file>